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2F0000005900B7A950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left="0cm" fo:margin-right="0cm" fo:margin-top="0cm" fo:margin-bottom="0cm" style:contextual-spacing="false" fo:line-height="116%" fo:text-align="end" style:justify-single-word="false" fo:orphans="2" fo:widows="2" fo:text-indent="0cm" style:auto-text-indent="false" style:page-number="1" fo:break-before="auto" fo:break-after="auto" fo:padding="0cm" fo:border="none">
        <style:tab-stops>
          <style:tab-stop style:position="8.001cm"/>
        </style:tab-stops>
      </style:paragraph-properties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6%" fo:text-align="end" style:justify-single-word="false" fo:orphans="2" fo:widows="2" fo:text-indent="0cm" style:auto-text-indent="false" fo:padding="0cm" fo:border="none">
        <style:tab-stops>
          <style:tab-stop style:position="8.001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6%" fo:text-align="end" style:justify-single-word="false" fo:orphans="2" fo:widows="2" fo:text-indent="0cm" style:auto-text-indent="false" fo:padding="0cm" fo:border="none">
        <style:tab-stops>
          <style:tab-stop style:position="8.001cm"/>
        </style:tab-stops>
      </style:paragraph-properties>
      <style:text-properties style:font-name="Times New Roman" fo:font-size="11pt" officeooo:paragraph-rsid="0024d62b" style:font-size-asian="11pt" style:font-size-complex="11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1" style:font-size-asian="11pt" style:font-style-asian="normal" style:font-weight-asian="normal" style:font-name-complex="Times1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style:font-name="Times New Roman" fo:font-size="11pt" fo:font-style="italic" style:text-underline-style="solid" style:text-underline-width="auto" style:text-underline-color="font-color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officeooo:paragraph-rsid="00428497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orphans="2" fo:widows="2" fo:text-indent="0cm" style:auto-text-indent="false" fo:padding="0cm" fo:border="none">
        <style:tab-stops>
          <style:tab-stop style:position="8.001cm"/>
        </style:tab-stops>
      </style:paragraph-properties>
      <style:text-properties style:font-name="Times New Roman" fo:font-size="11pt" style:font-size-asian="11pt" style:font-size-complex="11p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16%" fo:text-align="justify" style:justify-single-word="false" fo:orphans="2" fo:widows="2" fo:text-indent="0cm" style:auto-text-indent="false" fo:padding="0cm" fo:border="none" style:writing-mode="lr-tb">
        <style:tab-stops>
          <style:tab-stop style:position="8.001cm"/>
        </style:tab-stops>
      </style:paragraph-properties>
      <style:text-properties officeooo:paragraph-rsid="00428497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16%" fo:text-align="justify" style:justify-single-word="false" fo:orphans="2" fo:widows="2" fo:text-indent="0cm" style:auto-text-indent="false" fo:padding="0cm" fo:border="none" style:writing-mode="lr-tb">
        <style:tab-stops>
          <style:tab-stop style:position="8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2" fo:font-size="11pt" fo:font-style="normal" style:text-underline-style="none" fo:font-weight="normal" officeooo:rsid="003a1608" officeooo:paragraph-rsid="003a1608" style:text-blinking="false" fo:background-color="transparent" style:font-name-asian="Times New Roman1" style:font-size-asian="11pt" style:font-style-asian="normal" style:font-weight-asian="bold" style:font-name-complex="Times New Roman1" style:font-size-complex="11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16%" fo:text-align="justify" style:justify-single-word="false" fo:orphans="2" fo:widows="2" fo:text-indent="0cm" style:auto-text-indent="false" fo:padding="0cm" fo:border="none" style:writing-mode="lr-tb">
        <style:tab-stops>
          <style:tab-stop style:position="8.001cm"/>
        </style:tab-stops>
      </style:paragraph-properties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officeooo:rsid="003a1608" officeooo:paragraph-rsid="003a1608" style:text-blinking="false" fo:background-color="transparent" style:font-name-asian="Times New Roman1" style:font-size-asian="11pt" style:font-style-asian="normal" style:font-weight-asian="bold" style:font-name-complex="Times New Roman1" style:font-size-complex="11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16%" fo:text-align="justify" style:justify-single-word="false" fo:orphans="2" fo:widows="2" fo:text-indent="0cm" style:auto-text-indent="false" fo:padding="0cm" fo:border="none">
        <style:tab-stops>
          <style:tab-stop style:position="8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2" fo:font-size="11pt" fo:font-style="normal" style:text-underline-style="none" fo:font-weight="normal" officeooo:rsid="0024d62b" style:text-blinking="false" fo:background-color="transparent" style:font-name-asian="Times New Roman1" style:font-size-asian="11pt" style:font-style-asian="normal" style:font-weight-asian="bold" style:font-name-complex="Times New Roman1" style:font-size-complex="11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16%" fo:text-align="center" style:justify-single-word="false" fo:orphans="2" fo:widows="2" fo:text-indent="0cm" style:auto-text-indent="false" fo:padding="0cm" fo:border="none">
        <style:tab-stops>
          <style:tab-stop style:position="8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2" fo:font-size="11pt" fo:font-style="normal" style:text-underline-style="none" fo:font-weight="normal" officeooo:rsid="0024d62b" style:text-blinking="false" fo:background-color="transparent" style:font-name-asian="Times New Roman1" style:font-size-asian="11pt" style:font-style-asian="normal" style:font-weight-asian="bold" style:font-name-complex="Times New Roman1" style:font-size-complex="11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orphans="2" fo:widows="2" fo:text-indent="0cm" style:auto-text-indent="false" fo:padding="0cm" fo:border="none">
        <style:tab-stops>
          <style:tab-stop style:position="8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5" style:family="paragraph" style:parent-style-name="Standard">
      <style:paragraph-properties fo:line-height="116%" fo:text-align="end" style:justify-single-word="false" fo:orphans="2" fo:widows="2">
        <style:tab-stops>
          <style:tab-stop style:position="8.001cm"/>
        </style:tab-stops>
      </style:paragraph-properties>
      <style:text-properties officeooo:paragraph-rsid="002d717b"/>
    </style:style>
    <style:style style:name="P16" style:family="paragraph" style:parent-style-name="Standard">
      <style:paragraph-properties fo:margin-top="0.423cm" fo:margin-bottom="0cm" style:contextual-spacing="false" fo:line-height="150%" fo:text-align="justify" style:justify-single-word="false" fo:orphans="2" fo:widows="2"/>
      <style:text-properties officeooo:paragraph-rsid="002d717b"/>
    </style:style>
    <style:style style:name="P17" style:family="paragraph" style:parent-style-name="Standard">
      <style:paragraph-properties fo:margin-top="0.423cm" fo:margin-bottom="0cm" style:contextual-spacing="false" fo:line-height="150%" fo:text-align="justify" style:justify-single-word="false" fo:orphans="2" fo:widows="2"/>
      <style:text-properties fo:color="#000000" loext:opacity="100%" style:font-name="Times New Roman" officeooo:paragraph-rsid="002d717b" style:font-name-asian="Times New Roman1" style:font-name-complex="Times New Roman1"/>
    </style:style>
    <style:style style:name="P18" style:family="paragraph" style:parent-style-name="Standard">
      <style:paragraph-properties fo:orphans="2" fo:widows="2"/>
      <style:text-properties fo:color="#000000" loext:opacity="100%" fo:font-size="18pt" officeooo:paragraph-rsid="002d717b" style:font-size-asian="18pt" style:font-size-complex="18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16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16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21" style:family="paragraph" style:parent-style-name="Frame_20_contents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fo:font-weight="normal" style:font-name-asian="Arial1" style:font-size-asian="9pt" style:font-style-asian="normal" style:font-weight-asian="normal" style:font-name-complex="Arial1"/>
    </style:style>
    <style:style style:name="P22" style:family="paragraph" style:parent-style-name="Frame_20_contents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</style:style>
    <style:style style:name="P2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officeooo:rsid="002b5913"/>
    </style:style>
    <style:style style:name="T2" style:family="text">
      <style:text-properties officeooo:rsid="003ed075"/>
    </style:style>
    <style:style style:name="T3" style:family="text">
      <style:text-properties officeooo:rsid="00428497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rsid="002b5913" style:font-name-asian="Times New Roman1" style:font-size-asian="11pt" style:font-style-asian="normal" style:font-weight-asian="bold" style:font-name-complex="Times New Roman1" style:font-size-complex="11pt" style:font-style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rsid="00428497" style:font-name-asian="Times New Roman1" style:font-size-asian="11pt" style:font-style-asian="normal" style:font-weight-asian="bold" style:font-name-complex="Times New Roman1" style:font-size-complex="11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rsid="0030eda9" style:font-name-asian="Times New Roman1" style:font-size-asian="11pt" style:font-style-asian="normal" style:font-weight-asian="bold" style:font-name-complex="Times New Roman1" style:font-size-complex="11pt" style:font-style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officeooo:rsid="0024d62b" style:font-name-asian="Times New Roman1" style:font-style-asian="normal" style:font-weight-asian="bold" style:font-name-complex="Times New Roman1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1pt" fo:font-style="normal" style:text-underline-style="none" fo:font-weight="normal" officeooo:rsid="0024d62b" style:text-blinking="false" fo:background-color="transparent" loext:char-shading-value="0" style:font-name-asian="Times New Roman1" style:font-size-asian="11pt" style:font-style-asian="normal" style:font-weight-asian="bold" style:font-name-complex="Times New Roman1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1pt" fo:font-style="normal" style:text-underline-style="none" fo:font-weight="normal" officeooo:rsid="003f5e6d" style:text-blinking="false" fo:background-color="transparent" loext:char-shading-value="0" style:font-name-asian="Times New Roman1" style:font-size-asian="11pt" style:font-style-asian="normal" style:font-weight-asian="bold" style:font-name-complex="Times New Roman1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rsid="00428497" style:text-blinking="false" fo:background-color="transparent" loext:char-shading-value="0" style:font-name-asian="Times New Roman1" style:font-size-asian="11pt" style:font-style-asian="normal" style:font-weight-asian="bold" style:font-name-complex="Times New Roman1" style:font-size-complex="11pt" style:font-style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1pt" fo:font-style="normal" style:text-underline-style="none" fo:font-weight="normal" officeooo:rsid="00428497" style:text-blinking="false" fo:background-color="transparent" loext:char-shading-value="0" style:font-name-asian="Times New Roman1" style:font-size-asian="11pt" style:font-style-asian="normal" style:font-weight-asian="bold" style:font-name-complex="Times New Roman1" style:font-size-complex="11pt" style:font-style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1pt" fo:font-style="normal" style:text-underline-style="none" fo:font-weight="normal" officeooo:rsid="00428497" style:text-blinking="false" fo:background-color="transparent" loext:char-shading-value="0" style:font-name-asian="Times New Roman1" style:font-size-asian="11pt" style:font-style-asian="normal" style:font-weight-asian="bold" style:font-name-complex="Times New Roman1" style:font-size-complex="11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rsid="0024d62b" style:text-blinking="false" fo:background-color="transparent" loext:char-shading-value="0" style:font-name-asian="Times New Roman1" style:font-size-asian="11pt" style:font-style-asian="normal" style:font-weight-asian="bold" style:font-name-complex="Times New Roman1" style:font-size-complex="11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rsid="003a1608" style:text-blinking="false" fo:background-color="transparent" loext:char-shading-value="0" style:font-name-asian="Times New Roman1" style:font-size-asian="11pt" style:font-style-asian="normal" style:font-weight-asian="bold" style:font-name-complex="Times New Roman1" style:font-size-complex="11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rsid="0038a64f" style:text-blinking="false" fo:background-color="transparent" loext:char-shading-value="0" style:font-name-asian="Times New Roman1" style:font-size-asian="11pt" style:font-style-asian="normal" style:font-weight-asian="bold" style:font-name-complex="Times New Roman1" style:font-size-complex="11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rsid="003964b8" style:text-blinking="false" fo:background-color="transparent" loext:char-shading-value="0" style:font-name-asian="Times New Roman1" style:font-size-asian="11pt" style:font-style-asian="normal" style:font-weight-asian="bold" style:font-name-complex="Times New Roman1" style:font-size-complex="11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rsid="003ec8a4" style:text-blinking="false" fo:background-color="transparent" loext:char-shading-value="0" style:font-name-asian="Times New Roman1" style:font-size-asian="11pt" style:font-style-asian="normal" style:font-weight-asian="bold" style:font-name-complex="Times New Roman1" style:font-size-complex="11pt"/>
    </style:style>
    <style:style style:name="T18" style:family="text">
      <style:text-properties fo:color="#000000" loext:opacity="100%" fo:font-weight="bold" style:font-weight-asian="bold" style:font-weight-complex="bold"/>
    </style:style>
    <style:style style:name="T19" style:family="text">
      <style:text-properties fo:color="#000000" loext:opacity="100%"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20" style:family="text">
      <style:text-properties fo:color="#000000" loext:opacity="100%" style:font-name="Times New Roman" fo:background-color="#ffd7d7" loext:char-shading-value="0" style:font-name-asian="Times New Roman1" style:font-name-complex="Times New Roman1"/>
    </style:style>
    <style:style style:name="T21" style:family="text">
      <style:text-properties fo:color="#000000" loext:opacity="100%" style:font-name="Times New Roman" fo:background-color="#ffff00" loext:char-shading-value="0" style:font-name-asian="Times New Roman1" style:font-name-complex="Times New Roman1"/>
    </style:style>
    <style:style style:name="T22" style:family="text">
      <style:text-properties fo:color="#000000" loext:opacity="100%" style:font-name="Times New Roman" style:font-name-asian="Times New Roman1" style:font-name-complex="Times New Roman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 loext:opacity="100%" fo:font-size="18pt" style:font-size-asian="18pt" style:font-size-complex="18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fo:font-weight="normal" style:font-name-asian="Arial1" style:font-size-asian="9pt" style:font-style-asian="normal" style:font-weight-asian="normal" style:font-name-complex="Arial1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3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4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="0cm" fo:border="none" draw:textarea-vertical-align="top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opacity="0%" draw:textarea-vertical-align="top" draw:auto-grow-height="false" fo:min-height="0.086cm" fo:min-width="0.069cm" fo:padding-top="0cm" fo:padding-bottom="0cm" fo:padding-left="0cm" fo:padding-right="0cm" fo:wrap-option="wrap" loext:decorative="false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Destinatari<text:span text:style-name="T1">a/</text:span><text:span text:style-name="T2">o</text:span>: <text:span text:style-name="T3">[destinatario;type='text']</text:span></text:p>
      <text:p text:style-name="P4"/>
      <text:p text:style-name="P5"/>
      <text:p text:style-name="P5"/>
      <text:p text:style-name="P5"/>
      <text:p text:style-name="P5"/>
      <text:p text:style-name="P6"><text:span text:style-name="T4">Asunto: </text:span><text:span text:style-name="T5">[asunto;type='text',placeholder='</text:span><text:span text:style-name="T4">Remisión </text:span><text:span text:style-name="T6">de</text:span><text:span text:style-name="T4"> informe solicitado con referencia de expediente </text:span><text:span text:style-name="T5">XX</text:span><text:span text:style-name="T4">/</text:span><text:span text:style-name="T5">YYYY']</text:span><text:span text:style-name="T4">.</text:span></text:p>
      <text:p text:style-name="P7"><text:span text:style-name="T7"/></text:p>
      <text:p text:style-name="P8"><text:bookmark text:name="docs-internal-guid-0f8bdc70-7fff-e666-f661-9efbfb1d2235"/><text:span text:style-name="T8">En relación a la solicitud </text:span><text:span text:style-name="T9">con número </text:span><text:span text:style-name="T10">[</text:span><text:span text:style-name="T10">numero_solicitud</text:span><text:span text:style-name="T10">;type='text',placeholder='</text:span><text:span text:style-name="T10">xxxxxx</text:span><text:span text:style-name="T11">']</text:span><text:span text:style-name="T8"> </text:span><text:span text:style-name="T12">[respuesta;type='text';placeholder='</text:span><text:span text:style-name="T13">se </text:span><text:span text:style-name="T14">hace constar</text:span><text:span text:style-name="T13"> </text:span><text:span text:style-name="T15">que </text:span><text:span text:style-name="T16">la Dirección General de Ordenación de las Enseñanzas, Inclusión e Innovación no </text:span><text:span text:style-name="T14">dispone </text:span><text:span text:style-name="T17">de </text:span><text:span text:style-name="T14">antecedentes,</text:span><text:span text:style-name="T16"> datos ni información </text:span><text:span text:style-name="T14">en relación</text:span><text:span text:style-name="T16"> con el caso </text:span><text:span text:style-name="T14">referido</text:span><text:span text:style-name="T16">.</text:span><text:span text:style-name="T12">']</text:span></text:p>
      <text:p text:style-name="P9"/>
      <text:p text:style-name="P10"/>
      <text:p text:style-name="P11"/>
      <text:p text:style-name="P11"/>
      <text:p text:style-name="P11"/>
      <text:p text:style-name="P11"/>
      <text:p text:style-name="P12"/>
      <text:p text:style-name="P13"/>
      <text:p text:style-name="P14"/>
      <text:p text:style-name="P15" loext:marker-style-name="T18"><text:span text:style-name="T19"/></text:p>
      <text:p text:style-name="P16" loext:marker-style-name="T20"><text:span text:style-name="T21"/></text:p>
      <text:p text:style-name="P17" loext:marker-style-name="T22"/>
      <text:p text:style-name="P17"><text:span text:style-name="T23">EL DIRECTOR GENERAL DE ORDENACIÓN DE LAS ENSEÑANZAS, INCLUSIÓN E INNOVACIÓN</text:span></text:p>
      <text:p text:style-name="P18" loext:marker-style-name="T24"/>
      <text:p text:style-name="P13"/>
      <text:p text:style-name="P19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" fo:font-size="12pt" fo:language="es" fo:country="ES" style:letter-kerning="false" style:font-name-asian="Times1" style:font-size-asian="12pt" style:language-asian="zh" style:country-asian="CN" style:font-name-complex="Time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Times" fo:font-size="12pt" fo:language="es" fo:country="ES" style:letter-kerning="false" style:font-name-asian="Times1" style:font-size-asian="12pt" style:language-asian="zh" style:country-asian="CN" style:font-name-complex="Time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.762cm" fo:margin-right="0cm" fo:text-indent="-0.762cm" style:auto-text-indent="false" fo:keep-with-next="always"/>
      <style:text-properties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line-height="150%" fo:text-align="center" style:justify-single-word="false">
        <style:tab-stops>
          <style:tab-stop style:position="1.251cm"/>
        </style:tab-stops>
      </style:paragraph-properties>
      <style:text-properties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Subtitle" style:family="paragraph" style:parent-style-name="normal" style:next-style-name="Standard" style:default-outline-level="" style:class="chapter">
      <style:paragraph-properties fo:margin-left="0.501cm" fo:margin-right="0cm" fo:margin-top="0cm" fo:margin-bottom="0cm" style:contextual-spacing="false" fo:line-height="150%" fo:text-indent="0cm" style:auto-text-indent="false">
        <style:tab-stops>
          <style:tab-stop style:position="1.251cm"/>
        </style:tab-stops>
      </style:paragraph-properties>
      <style:text-properties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14.702cm" fo:margin-right="0cm" fo:margin-top="0cm" fo:margin-bottom="0.847cm" style:contextual-spacing="false" fo:line-height="100%" fo:text-align="end" style:justify-single-word="false" fo:keep-together="auto" fo:orphans="2" fo:widows="2" fo:text-indent="-0.198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text-indent="0cm" style:auto-text-indent="false">
        <style:tab-stops>
          <style:tab-stop style:position="2.752cm"/>
          <style:tab-stop style:position="8.996cm"/>
        </style:tab-stops>
      </style:paragraph-properties>
      <style:text-properties style:font-name="Arial" fo:font-size="8pt" style:font-name-asian="Arial1" style:font-size-asian="8pt" style:font-name-complex="Arial1" style:font-size-complex="8pt"/>
    </style:style>
    <style:style style:name="MP3" style:family="paragraph" style:parent-style-name="Standard">
      <style:paragraph-properties fo:margin-left="0cm" fo:margin-right="0cm" fo:text-indent="0cm" style:auto-text-indent="false">
        <style:tab-stops>
          <style:tab-stop style:position="2.752cm"/>
          <style:tab-stop style:position="8.996cm"/>
        </style:tab-stops>
      </style:paragraph-properties>
      <style:text-properties fo:color="#000000" loext:opacity="100%" style:font-name="Arial" fo:font-size="8pt" style:font-name-asian="Arial1" style:font-size-asian="8pt" style:font-name-complex="Arial1" style:font-size-complex="8pt"/>
    </style:style>
    <style:style style:name="MP4" style:family="paragraph" style:parent-style-name="Standard">
      <style:paragraph-properties>
        <style:tab-stops>
          <style:tab-stop style:position="2.752cm"/>
          <style:tab-stop style:position="8.996cm"/>
        </style:tab-stops>
      </style:paragraph-properties>
      <style:text-properties style:font-name="Arial" fo:font-size="8pt" style:font-name-asian="Arial1" style:font-size-asian="8pt" style:font-name-complex="Arial1" style:font-size-complex="8pt"/>
    </style:style>
    <style:style style:name="MP5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2.752cm"/>
          <style:tab-stop style:position="8.996cm"/>
        </style:tab-stops>
      </style:paragraph-properties>
      <style:text-properties fo:color="#000000" loext:opacity="100%" style:font-name="Arial" fo:font-size="14pt" fo:font-weight="bold" style:font-name-asian="Arial1" style:font-size-asian="14pt" style:font-weight-asian="bold" style:font-name-complex="Arial1" style:font-size-complex="14pt"/>
    </style:style>
    <style:style style:name="MP6" style:family="paragraph" style:parent-style-name="Frame_20_contents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fo:font-weight="normal" style:font-name-asian="Arial1" style:font-size-asian="9pt" style:font-style-asian="normal" style:font-weight-asian="normal" style:font-name-complex="Arial1"/>
    </style:style>
    <style:style style:name="MP7" style:family="paragraph" style:parent-style-name="Frame_20_contents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</style:style>
    <style:style style:name="MP8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9" style:family="paragraph" style:parent-style-name="Standard"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25cm"/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" fo:font-size="12pt" fo:font-style="normal" style:text-underline-style="none" fo:font-weight="normal" style:font-name-asian="Times1" style:font-size-asian="12pt" style:font-style-asian="normal" style:font-weight-asian="normal" style:font-name-complex="Times1" style:font-size-complex="12pt"/>
    </style:style>
    <style:style style:name="MP10" style:family="paragraph" style:parent-style-name="Standard">
      <style:paragraph-properties fo:margin-left="0cm" fo:margin-right="0cm" fo:text-indent="0cm" style:auto-text-indent="false">
        <style:tab-stops>
          <style:tab-stop style:position="2.752cm"/>
          <style:tab-stop style:position="8.996cm"/>
        </style:tab-stops>
      </style:paragraph-properties>
      <style:text-properties fo:color="#000000" loext:opacity="100%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fo:font-weight="normal" style:font-name-asian="Arial1" style:font-size-asian="9pt" style:font-style-asian="normal" style:font-weight-asian="normal" style:font-name-complex="Arial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="0cm" fo:border="none" draw:textarea-vertical-align="top"/>
    </style:style>
    <style:style style:name="Mfr3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4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5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textarea-vertical-align="top"/>
    </style:style>
    <style:style style:name="M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086cm" fo:min-width="0.069cm" fo:padding-top="0cm" fo:padding-bottom="0cm" fo:padding-left="0cm" fo:padding-right="0cm" fo:wrap-option="wrap" loext:decorative="false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5cm" fo:margin-bottom="0.647cm" fo:margin-left="3cm" fo:margin-right="2cm" style:writing-mode="lr-tb" style:layout-grid-color="#c0c0c0" style:layout-grid-lines="24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2.353cm" fo:margin-left="0cm" fo:margin-right="0cm" fo:margin-top="2.2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4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2.353cm" fo:margin-left="0cm" fo:margin-right="0cm" fo:margin-top="2.2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jpg" text:anchor-type="as-char" svg:width="0.796cm" svg:height="1.506cm" draw:z-index="0"><draw:image xlink:href="Pictures/100000000000002F0000005900B7A950.jpg" xlink:type="simple" xlink:show="embed" xlink:actuate="onLoad" draw:mime-type="image/jpeg"/></draw:frame></text:p>
      </style:header>
      <style:footer>
        <text:p text:style-name="MP2"><text:tab/></text:p>
        <text:p text:style-name="MP3"><text:s text:c="36"/>C/ Granadera Canaria nº 2 <text:s text:c="35"/>Avenida Buenos Aires nº 5 <text:tab/></text:p>
        <text:p text:style-name="MP4"><text:tab/>Edificio Granadera Canaria – 1ª planta<text:tab/>Edificio Tres de Mayo, <text:s/>4ª Planta</text:p>
        <text:p text:style-name="MP4"><text:tab/>35071 Las Palmas de Gran Canaria<text:tab/>38071 Santa Cruz de Tenerife</text:p>
        <text:p text:style-name="MP3"><text:tab/>Tfno: 928455400 <text:s/>Fax: 928 455742<text:tab/>Tfno: 922423500 Fax: 922423806</text:p>
        <text:p text:style-name="Standard"/>
        <text:p text:style-name="MP5"><draw:frame draw:style-name="Mfr2" draw:name="Frame2" text:anchor-type="paragraph" svg:x="15.946cm" svg:y="0cm" svg:width="0.069cm" svg:height="0.086cm" draw:z-index="0"><draw:text-box><text:p text:style-name="MP6"><text:s/>PAGE 2</text:p></draw:text-box></draw:frame><draw:custom-shape text:anchor-type="paragraph" draw:z-index="0" draw:name="Image2" draw:style-name="Mgr1" draw:text-style-name="MP8" svg:width="0.068cm" svg:height="0.085cm" svg:x="15.946cm" svg:y="0cm"><text:p text:style-name="MP7"><text:span text:style-name="MT1"><text:s/>PAGE 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Frame1" text:anchor-type="paragraph" svg:x="15.946cm" svg:y="28.485cm" svg:width="0.071cm" svg:height="0.086cm" draw:z-index="0"><draw:text-box><text:p text:style-name="MP7"><text:span text:style-name="MT1"><text:s/>PAGE 2</text:span></text:p></draw:text-box></draw:frame><draw:frame draw:style-name="Mfr4" draw:name="Marco1" text:anchor-type="paragraph" svg:x="0cm" svg:y="0cm" svg:width="0.071cm" svg:height="0.088cm" draw:z-index="0"><draw:text-box><text:p text:style-name="MP6"><text:s/>PAGE 2</text:p></draw:text-box></draw:frame><draw:frame draw:style-name="Mfr4" draw:name="Marco11" text:anchor-type="paragraph" svg:x="0cm" svg:y="0cm" svg:width="0.071cm" svg:height="0.088cm" draw:z-index="0"><draw:text-box><text:p text:style-name="MP6"><text:s/>PAGE 2</text:p></draw:text-box></draw:frame><draw:frame draw:style-name="Mfr4" draw:name="Marco111" text:anchor-type="paragraph" svg:x="0cm" svg:y="0cm" svg:width="0.071cm" svg:height="0.088cm" draw:z-index="0"><draw:text-box><text:p text:style-name="MP6"><text:s/>PAGE 2</text:p></draw:text-box></draw:frame><draw:frame draw:style-name="Mfr3" draw:name="Marco1111" text:anchor-type="paragraph" svg:x="15.946cm" svg:y="28.485cm" svg:width="0.071cm" svg:height="0.086cm" draw:z-index="0"><draw:text-box><text:p text:style-name="MP6"><text:s/>PAGE 2</text:p></draw:text-box></draw:frame><draw:frame draw:style-name="Mfr4" draw:name="Marco11111" text:anchor-type="paragraph" svg:x="0cm" svg:y="0cm" svg:width="0.071cm" svg:height="0.088cm" draw:z-index="0"><draw:text-box><text:p text:style-name="MP6"><text:s/>PAGE 2</text:p></draw:text-box></draw:frame><draw:frame draw:style-name="Mfr4" draw:name="Marco111111" text:anchor-type="paragraph" svg:x="0cm" svg:y="0cm" svg:width="0.071cm" svg:height="0.088cm" draw:z-index="0"><draw:text-box><text:p text:style-name="MP6"><text:s/>PAGE 2</text:p></draw:text-box></draw:frame><draw:frame draw:style-name="Mfr4" draw:name="Marco1111111" text:anchor-type="paragraph" svg:x="0cm" svg:y="0cm" svg:width="0.071cm" svg:height="0.088cm" draw:z-index="0"><draw:text-box><text:p text:style-name="MP6"><text:s/>PAGE 2</text:p></draw:text-box></draw:frame><draw:frame draw:style-name="Mfr3" draw:name="Marco11111111" text:anchor-type="paragraph" svg:x="15.946cm" svg:y="28.485cm" svg:width="0.071cm" svg:height="0.086cm" draw:z-index="0"><draw:text-box><text:p text:style-name="MP6"><text:s/>PAGE 2</text:p></draw:text-box></draw:frame><draw:frame draw:style-name="Mfr4" draw:name="Marco111111111" text:anchor-type="paragraph" svg:x="0cm" svg:y="0cm" svg:width="0.071cm" svg:height="0.088cm" draw:z-index="0"><draw:text-box><text:p text:style-name="MP6"><text:s/>PAGE 2</text:p></draw:text-box></draw:frame><draw:frame draw:style-name="Mfr3" draw:name="Marco1111111111" text:anchor-type="paragraph" svg:x="15.946cm" svg:y="28.485cm" svg:width="0.071cm" svg:height="0.086cm" draw:z-index="0"><draw:text-box><text:p text:style-name="MP6"><text:s/>PAGE 2</text:p></draw:text-box></draw:frame><draw:frame draw:style-name="Mfr5" draw:name="Marco11111111111" text:anchor-type="paragraph" svg:x="15.946cm" svg:y="28.485cm" svg:width="0.071cm" svg:height="0.086cm" draw:z-index="0"><draw:text-box><text:p text:style-name="MP6"><text:s/>PAGE 2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frame draw:style-name="Mfr6" draw:name="Imagen2" text:anchor-type="char" svg:x="-1.009cm" svg:y="-1.393cm" svg:width="9.71cm" svg:height="2.17cm" draw:z-index="1"><draw:image xlink:href="Pictures/100000010000044D000000F6F396B0D7.png" xlink:type="simple" xlink:show="embed" xlink:actuate="onLoad" draw:mime-type="image/png"/></draw:frame></text:p>
      </style:header>
      <style:footer>
        <text:p text:style-name="MP10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dc:date>2026-03-02T22:17:37.313367000</dc:date>
    <meta:editing-duration>PT6H20M22S</meta:editing-duration>
    <meta:editing-cycles>24</meta:editing-cycles>
    <meta:document-statistic meta:table-count="0" meta:image-count="2" meta:object-count="0" meta:page-count="1" meta:paragraph-count="23" meta:word-count="126" meta:character-count="950" meta:non-whitespace-character-count="752"/>
  </office:meta>
</office:document-meta>
</file>